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29cm"/>
    </style:style>
    <style:style style:name="co3" style:family="table-column">
      <style:table-column-properties fo:break-before="auto" style:column-width="5.443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20.727cm"/>
    </style:style>
    <style:style style:name="co8" style:family="table-column">
      <style:table-column-properties fo:break-before="auto" style:column-width="6.35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2.579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2.157cm" fo:break-before="auto" style:use-optimal-row-height="true"/>
    </style:style>
    <style:style style:name="ro8" style:family="table-row">
      <style:table-row-properties style:row-height="3.422cm" fo:break-before="auto" style:use-optimal-row-height="true"/>
    </style:style>
    <style:style style:name="ro9" style:family="table-row">
      <style:table-row-properties style:row-height="3.84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4" style:family="table-cell" style:parent-style-name="Default" style:data-style-name="N84">
      <style:table-cell-properties style:vertical-align="top"/>
    </style:style>
    <style:style style:name="ce5" style:family="table-cell" style:parent-style-name="Default" style:data-style-name="N84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6"/>
        <table:table-column table:style-name="co6" table:default-cell-style-name="ce2"/>
        <table:table-column table:style-name="co8" table:default-cell-style-name="ce2"/>
        <table:table-column table:style-name="co7" table:number-columns-repeated="1018" table:default-cell-style-name="ce2"/>
        <table:table-row table:style-name="ro2">
          <table:table-cell table:style-name="ce1" office:value-type="string">
            <text:p>GitHub Account</text:p>
          </table:table-cell>
          <table:table-cell table:style-name="ce1" office:value-type="string">
            <text:p>GitHub Repo</text:p>
          </table:table-cell>
          <table:table-cell table:style-name="ce5" office:value-type="string">
            <text:p>Last Modified</text:p>
          </table:table-cell>
          <table:table-cell table:style-name="ce1" office:value-type="string">
            <text:p>Version</text:p>
          </table:table-cell>
          <table:table-cell table:style-name="ce1" office:value-type="string">
            <text:p>Using</text:p>
          </table:table-cell>
          <table:table-cell table:style-name="ce1" office:value-type="string">
            <text:p>Notes</text:p>
          </table:table-cell>
          <table:table-cell table:style-name="ce1" table:number-columns-repeated="1018"/>
        </table:table-row>
        <table:table-row table:style-name="ro2" table:visibility="collapse">
          <table:table-cell table:number-columns-repeated="1024"/>
        </table:table-row>
        <table:table-row table:style-name="ro3">
          <table:table-cell office:value-type="string">
            <text:p>theon</text:p>
          </table:table-cell>
          <table:table-cell office:value-type="string">
            <text:p>*</text:p>
          </table:table-cell>
          <table:table-cell table:number-columns-repeated="1022"/>
        </table:table-row>
        <table:table-row table:style-name="ro2">
          <table:table-cell office:value-type="string">
            <text:p>NET-A-PORTER</text:p>
          </table:table-cell>
          <table:table-cell office:value-type="string">
            <text:p>*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3" office:value-type="string" table:number-columns-spanned="6" table:number-rows-spanned="1">
            <text:p>Reviewed the first 15 pages at: <text:a xlink:href="https://github.com/search?q=scala-uri&amp;type=Code&amp;ref=searchresults">https://github.com/search?q=scala-uri&amp;type=Code&amp;ref=searchresults</text:a></text:p>
          </table:table-cell>
          <table:covered-table-cell table:number-columns-repeated="5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metadoc</text:p>
          </table:table-cell>
          <table:table-cell office:value-type="string">
            <text:p>poms</text:p>
          </table:table-cell>
          <table:table-cell table:number-columns-repeated="2"/>
          <table:table-cell office:value-type="string">
            <text:p>This is not using the project, but referencing it for some reason.</text:p>
          </table:table-cell>
          <table:table-cell table:number-columns-repeated="1019"/>
        </table:table-row>
        <table:table-row table:style-name="ro2">
          <table:table-cell office:value-type="string">
            <text:p>scalacenter</text:p>
          </table:table-cell>
          <table:table-cell office:value-type="string">
            <text:p>scaladex-poms; scaladex-index</text:p>
          </table:table-cell>
          <table:table-cell table:number-columns-repeated="2"/>
          <table:table-cell office:value-type="string">
            <text:p>This is not using the project, but referencing it for some reason.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office:value-type="string">
            <text:p>movicha</text:p>
          </table:table-cell>
          <table:table-cell office:value-type="string">
            <text:p>cosmos</text:p>
          </table:table-cell>
          <table:table-cell office:value-type="date" office:date-value="2016-08-10">
            <text:p>2016-08-10</text:p>
          </table:table-cell>
          <table:table-cell office:value-type="string">
            <text:p>0.4.11</text:p>
          </table:table-cell>
          <table:table-cell office:value-type="string">
            <text:p>Seems to be the same project as dcos/cosmos.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bizreach</text:p>
          </table:table-cell>
          <table:table-cell office:value-type="string">
            <text:p>play2-nashorn</text:p>
          </table:table-cell>
          <table:table-cell office:value-type="date" office:date-value="2015-10-10">
            <text:p>2015-10-10</text:p>
          </table:table-cell>
          <table:table-cell office:value-type="string">
            <text:p>0.4.6</text:p>
          </table:table-cell>
          <table:table-cell office:value-type="string">
            <text:p>Does not seem to use it. Only in build.sbt `libraryDependencies`.</text:p>
          </table:table-cell>
          <table:table-cell table:number-columns-repeated="1019"/>
        </table:table-row>
        <table:table-row table:style-name="ro2">
          <table:table-cell office:value-type="string">
            <text:p>dembol</text:p>
          </table:table-cell>
          <table:table-cell office:value-type="string">
            <text:p>dembol-homepage-play</text:p>
          </table:table-cell>
          <table:table-cell office:value-type="date" office:date-value="2015-05-20">
            <text:p>2015-05-20</text:p>
          </table:table-cell>
          <table:table-cell office:value-type="string">
            <text:p>0.4.6</text:p>
          </table:table-cell>
          <table:table-cell office:value-type="string">
            <text:p>Does not seem to use it. Only in build.sbt `libraryDependencies`.</text:p>
          </table:table-cell>
          <table:table-cell table:number-columns-repeated="1019"/>
        </table:table-row>
        <table:table-row table:style-name="ro3">
          <table:table-cell office:value-type="string">
            <text:p>kidshenlong</text:p>
          </table:table-cell>
          <table:table-cell office:value-type="string">
            <text:p>web-crawler</text:p>
          </table:table-cell>
          <table:table-cell office:value-type="date" office:date-value="2016-07-26">
            <text:p>2016-07-26</text:p>
          </table:table-cell>
          <table:table-cell office:value-type="string">
            <text:p>0.4.14</text:p>
          </table:table-cell>
          <table:table-cell office:value-type="string">
            <text:p>Does not seem to use it. Only in build.sbt `libraryDependencies`.</text:p>
          </table:table-cell>
          <table:table-cell table:number-columns-repeated="1019"/>
        </table:table-row>
        <table:table-row table:style-name="ro2">
          <table:table-cell office:value-type="string">
            <text:p>Laxenade</text:p>
          </table:table-cell>
          <table:table-cell office:value-type="string">
            <text:p>sFTP</text:p>
          </table:table-cell>
          <table:table-cell office:value-type="date" office:date-value="2016-07-03">
            <text:p>2016-07-03</text:p>
          </table:table-cell>
          <table:table-cell office:value-type="string">
            <text:p>0.4.14</text:p>
          </table:table-cell>
          <table:table-cell office:value-type="string">
            <text:p>Does not seem to use it. Only in build.sbt `libraryDependencies`.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office:value-type="string">
            <text:p>Falmarri</text:p>
          </table:table-cell>
          <table:table-cell office:value-type="string">
            <text:p>jwt-oauth-server</text:p>
          </table:table-cell>
          <table:table-cell office:value-type="date" office:date-value="2014-02-15">
            <text:p>2014-02-15</text:p>
          </table:table-cell>
          <table:table-cell/>
          <table:table-cell office:value-type="string">
            <text:p>Appears to be using a fork. Does not seem to use it. Only in build.sbt `libraryDependencies`.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office:value-type="string">
            <text:p>philwills</text:p>
          </table:table-cell>
          <table:table-cell office:value-type="string">
            <text:p>terms-hack</text:p>
          </table:table-cell>
          <table:table-cell office:value-type="date" office:date-value="2013-02-19">
            <text:p>2013-02-19</text:p>
          </table:table-cell>
          <table:table-cell office:value-type="string">
            <text:p>0.3.2</text:p>
          </table:table-cell>
          <table:table-cell office:value-type="string">
            <text:p>val params = parseUri(x).query.params</text:p>
          </table:table-cell>
          <table:table-cell office:value-type="string">
            <text:p>val x: String</text:p>
          </table:table-cell>
          <table:table-cell table:number-columns-repeated="1018"/>
        </table:table-row>
        <table:table-row table:style-name="ro4">
          <table:table-cell office:value-type="string">
            <text:p>stevan</text:p>
          </table:table-cell>
          <table:table-cell office:value-type="string">
            <text:p>scala-http-message</text:p>
          </table:table-cell>
          <table:table-cell office:value-type="date" office:date-value="2013-03-19">
            <text:p>2013-03-19</text:p>
          </table:table-cell>
          <table:table-cell office:value-type="string">
            <text:p>0.3.4</text:p>
          </table:table-cell>
          <table:table-cell office:value-type="string">
            <text:p>Uri.parseUri("<text:a xlink:href="http://example.org/">http://example.org</text:a>")</text:p>
            <text:p>Uri.parseUri("/some/where")</text:p>
          </table:table-cell>
          <table:table-cell office:value-type="string">
            <text:p>Passes the `Uri` around.</text:p>
          </table:table-cell>
          <table:table-cell table:number-columns-repeated="1018"/>
        </table:table-row>
        <table:table-row table:style-name="ro3">
          <table:table-cell office:value-type="string">
            <text:p>gratner</text:p>
          </table:table-cell>
          <table:table-cell office:value-type="string">
            <text:p>zigzagsnag</text:p>
          </table:table-cell>
          <table:table-cell office:value-type="date" office:date-value="2013-07-31">
            <text:p>2013-07-31</text:p>
          </table:table-cell>
          <table:table-cell office:value-type="string">
            <text:p>0.3.5</text:p>
          </table:table-cell>
          <table:table-cell office:value-type="string">
            <text:p>var uri = parseUri(elem.text).toString</text:p>
          </table:table-cell>
          <table:table-cell table:number-columns-repeated="1019"/>
        </table:table-row>
        <table:table-row table:style-name="ro4">
          <table:table-cell office:value-type="string">
            <text:p>guardian</text:p>
          </table:table-cell>
          <table:table-cell office:value-type="string">
            <text:p>mobile-edition-backpage</text:p>
          </table:table-cell>
          <table:table-cell office:value-type="date" office:date-value="2015-11-03">
            <text:p>2015-11-03</text:p>
          </table:table-cell>
          <table:table-cell office:value-type="string">
            <text:p>0.3.6</text:p>
          </table:table-cell>
          <table:table-cell office:value-type="string">
            <text:p>import com.github.theon.uri.Uri._</text:p>
            <text:p>def apply(plainUrl: String): String = plainUrl &amp; ("INTCMP" -&gt; "dis_231472")</text:p>
          </table:table-cell>
          <table:table-cell table:number-columns-repeated="1019"/>
        </table:table-row>
        <table:table-row table:style-name="ro3">
          <table:table-cell office:value-type="string">
            <text:p>electricmonk</text:p>
          </table:table-cell>
          <table:table-cell office:value-type="string">
            <text:p>scala-log-analysis-demo</text:p>
          </table:table-cell>
          <table:table-cell office:value-type="date" office:date-value="2014-07-20">
            <text:p>2014-07-20</text:p>
          </table:table-cell>
          <table:table-cell office:value-type="string">
            <text:p>0.4.02</text:p>
          </table:table-cell>
          <table:table-cell office:value-type="string">
            <text:p>new UriParser(uri, UriConfig.default)._uri.run().toOption</text:p>
          </table:table-cell>
          <table:table-cell office:value-type="string">
            <text:p>val uri: String</text:p>
          </table:table-cell>
          <table:table-cell table:number-columns-repeated="1018"/>
        </table:table-row>
        <table:table-row table:style-name="ro5">
          <table:table-cell office:value-type="string">
            <text:p>tomasharkema</text:p>
          </table:table-cell>
          <table:table-cell office:value-type="string">
            <text:p>Plex.Scala</text:p>
          </table:table-cell>
          <table:table-cell office:value-type="date" office:date-value="2015-04-20">
            <text:p>2015-04-20</text:p>
          </table:table-cell>
          <table:table-cell office:value-type="string">
            <text:p>0.4.06</text:p>
          </table:table-cell>
          <table:table-cell office:value-type="string">
            <text:p><text:span text:style-name="T1">val endpoint = Uri.parse(new URL("http", host, port, "").toString)</text:span></text:p>
            <text:p><text:span text:style-name="T1">endpoint / transcodeType + "/:" / "transcode" &amp; ("X-Plex-Token" -&gt; token) &amp; ("url" -&gt; ("http://127.0.0.1:32400" + path)) &amp; ("width" -&gt; 400) &amp; ("height" -&gt; 400) &amp; ("minSize" -&gt; 1) // DSL</text:span></text:p>
            <text:p><text:span text:style-name="T1">endpoint + path // DSL</text:span></text:p>
            <text:p><text:span text:style-name="T1">endpoint / url // DSL</text:span></text:p>
            <text:p><text:span text:style-name="T1">endpoint + art &amp; ("X-Plex-Token" -&gt; token) // DSL</text:span></text:p>
            <text:p><text:span text:style-name="T1">"/watch" &amp; ("movieId" -&gt; "44") &amp; ("state" -&gt; "playing") &amp; ("offset" -&gt; 42.7) // DSL</text:span></text:p>
          </table:table-cell>
          <table:table-cell office:value-type="string">
            <text:p>val path: Uri, url: String, art: String, token: String</text:p>
          </table:table-cell>
          <table:table-cell table:number-columns-repeated="1018"/>
        </table:table-row>
        <table:table-row table:style-name="ro4">
          <table:table-cell office:value-type="string">
            <text:p>tomasharkema</text:p>
          </table:table-cell>
          <table:table-cell office:value-type="string">
            <text:p>NSApi.Scala</text:p>
          </table:table-cell>
          <table:table-cell office:value-type="date" office:date-value="2016-04-23">
            <text:p>2016-04-23</text:p>
          </table:table-cell>
          <table:table-cell office:value-type="string">
            <text:p>0.4.06</text:p>
          </table:table-cell>
          <table:table-cell office:value-type="string">
            <text:p>def endpoint = Uri.parse(new URL("http", "webservices.ns.nl", 80, "").toString)</text:p>
            <text:p>def url(path: String) = endpoint / path</text:p>
          </table:table-cell>
          <table:table-cell table:number-columns-repeated="1019"/>
        </table:table-row>
        <table:table-row table:style-name="ro4">
          <table:table-cell office:value-type="string">
            <text:p>typesafehub</text:p>
          </table:table-cell>
          <table:table-cell office:value-type="string">
            <text:p>typesafe-emojr</text:p>
          </table:table-cell>
          <table:table-cell office:value-type="date" office:date-value="2015-04-10">
            <text:p>2015-04-10</text:p>
          </table:table-cell>
          <table:table-cell office:value-type="string">
            <text:p>0.4.06</text:p>
          </table:table-cell>
          <table:table-cell office:value-type="string">
            <text:p>val uriConfig = UriConfig(encoder = percentEncode + encodeCharAs(' ', "-"))</text:p>
            <text:p>("http://emojipedia.org" / emoji.name.toLowerCase).toString(uriConfig)</text:p>
          </table:table-cell>
          <table:table-cell office:value-type="string">
            <text:p>emoji.name: String</text:p>
          </table:table-cell>
          <table:table-cell table:number-columns-repeated="1018"/>
        </table:table-row>
        <table:table-row table:style-name="ro3">
          <table:table-cell office:value-type="string">
            <text:p>zhanlandetian</text:p>
          </table:table-cell>
          <table:table-cell table:style-name="ce4" office:value-type="string">
            <text:p>scala_test</text:p>
          </table:table-cell>
          <table:table-cell office:value-type="date" office:date-value="2015-04-22">
            <text:p>2015-04-22</text:p>
          </table:table-cell>
          <table:table-cell office:value-type="string">
            <text:p>0.4.06</text:p>
          </table:table-cell>
          <table:table-cell office:value-type="string">
            <text:p>Using the DSL to implicitly convert a `String` to a `Uri`.</text:p>
          </table:table-cell>
          <table:table-cell table:number-columns-repeated="1019"/>
        </table:table-row>
        <table:table-row table:style-name="ro3">
          <table:table-cell office:value-type="string">
            <text:p>rcmurphy</text:p>
          </table:table-cell>
          <table:table-cell office:value-type="string">
            <text:p>play-oauth2</text:p>
          </table:table-cell>
          <table:table-cell office:value-type="date" office:date-value="2016-04-07">
            <text:p>2016-04-07</text:p>
          </table:table-cell>
          <table:table-cell office:value-type="string">
            <text:p>0.4.07</text:p>
          </table:table-cell>
          <table:table-cell office:value-type="string">
            <text:p>redirectUrlBase ? ("response_type" -&gt; "code") &amp; ("client_id" -&gt; clientId) &amp; ("redirect_uri" -&gt; callbackUrl) &amp; ("scope" -&gt; scopes.mkString(" ")) &amp; ("state" -&gt; state) // DSL</text:p>
          </table:table-cell>
          <table:table-cell office:value-type="string">
            <text:p>All variables are `String`s.</text:p>
          </table:table-cell>
          <table:table-cell table:number-columns-repeated="1018"/>
        </table:table-row>
        <table:table-row table:style-name="ro3">
          <table:table-cell office:value-type="string">
            <text:p>benjumanji</text:p>
          </table:table-cell>
          <table:table-cell office:value-type="string">
            <text:p>wipro</text:p>
          </table:table-cell>
          <table:table-cell office:value-type="date" office:date-value="2015-10-08">
            <text:p>2015-10-08</text:p>
          </table:table-cell>
          <table:table-cell office:value-type="string">
            <text:p>0.4.09</text:p>
          </table:table-cell>
          <table:table-cell office:value-type="string">
            <text:p>links.map(com.netaporter.uri.Uri.parse).filter(_.host.map(_.endsWith("wiprodigital.com")).getOrElse(true)).map(_.toString).toSet</text:p>
          </table:table-cell>
          <table:table-cell office:value-type="string">
            <text:p>val links: Seq[String]</text:p>
          </table:table-cell>
          <table:table-cell table:number-columns-repeated="1018"/>
        </table:table-row>
        <table:table-row table:style-name="ro6">
          <table:table-cell office:value-type="string">
            <text:p>dcos</text:p>
          </table:table-cell>
          <table:table-cell office:value-type="string">
            <text:p>cosmos</text:p>
          </table:table-cell>
          <table:table-cell office:value-type="date" office:date-value="2016-10-19">
            <text:p>2016-10-19</text:p>
          </table:table-cell>
          <table:table-cell office:value-type="string">
            <text:p>0.4.11</text:p>
          </table:table-cell>
          <table:table-cell office:value-type="string">
            <text:p>Uri.parse(_)</text:p>
            <text:p>(uri.scheme, uri.host, uri.port) match {</text:p>
            <text:p>Uri.empty.addParam("frameworkId", frameworkId).toString.substring(1)</text:p>
            <text:p>"v2" / "apps" ? ("force" -&gt; "true") // DSL</text:p>
          </table:table-cell>
          <table:table-cell office:value-type="string">
            <text:p>val uri: Uri, frameworkId: String</text:p>
          </table:table-cell>
          <table:table-cell table:number-columns-repeated="1018"/>
        </table:table-row>
        <table:table-row table:style-name="ro3">
          <table:table-cell office:value-type="string">
            <text:p>sridharmamella</text:p>
          </table:table-cell>
          <table:table-cell office:value-type="string">
            <text:p>smartclip</text:p>
          </table:table-cell>
          <table:table-cell office:value-type="date" office:date-value="2016-02-12">
            <text:p>2016-02-12</text:p>
          </table:table-cell>
          <table:table-cell office:value-type="string">
            <text:p>0.4.11</text:p>
          </table:table-cell>
          <table:table-cell office:value-type="string">
            <text:p>Uri.parse(url).query.param(name)</text:p>
          </table:table-cell>
          <table:table-cell office:value-type="string">
            <text:p>val url: String, name: String</text:p>
          </table:table-cell>
          <table:table-cell table:number-columns-repeated="1018"/>
        </table:table-row>
        <table:table-row table:style-name="ro4">
          <table:table-cell office:value-type="string">
            <text:p>talenthouse-dev</text:p>
          </table:table-cell>
          <table:table-cell office:value-type="string">
            <text:p>sealed-enumerations</text:p>
          </table:table-cell>
          <table:table-cell office:value-type="date" office:date-value="2016-04-28">
            <text:p>2016-04-28</text:p>
          </table:table-cell>
          <table:table-cell office:value-type="string">
            <text:p>0.4.11</text:p>
          </table:table-cell>
          <table:table-cell office:value-type="string">
            <text:p>QueryString(Seq((key, Some(value.value)))).queryToString(UriConfig.default).drop(1) // Drop leading `?'</text:p>
            <text:p>PathPart(value.value).partToString(UriConfig.default)</text:p>
          </table:table-cell>
          <table:table-cell office:value-type="string">
            <text:p>val key: String, value: Value</text:p>
            <text:p>Creating play2 `PathBindable`s.</text:p>
          </table:table-cell>
          <table:table-cell table:number-columns-repeated="1018"/>
        </table:table-row>
        <table:table-row table:style-name="ro4">
          <table:table-cell office:value-type="string">
            <text:p>edwardcallahan</text:p>
          </table:table-cell>
          <table:table-cell office:value-type="string">
            <text:p>bintray-test-case</text:p>
          </table:table-cell>
          <table:table-cell office:value-type="date" office:date-value="2016-02-18">
            <text:p>2016-02-18</text:p>
          </table:table-cell>
          <table:table-cell office:value-type="string">
            <text:p>0.4.13</text:p>
          </table:table-cell>
          <table:table-cell office:value-type="string">
            <text:p>val url = s"https://${dlHost}" / org / repo / filePath // DSL</text:p>
            <text:p>val locationUri = Uri.parse(location)</text:p>
          </table:table-cell>
          <table:table-cell office:value-type="string">
            <text:p>All variables are `String`s.</text:p>
          </table:table-cell>
          <table:table-cell table:number-columns-repeated="1018"/>
        </table:table-row>
        <table:table-row table:style-name="ro7">
          <table:table-cell office:value-type="string">
            <text:p>J4g0n</text:p>
          </table:table-cell>
          <table:table-cell office:value-type="string">
            <text:p>pokemon</text:p>
          </table:table-cell>
          <table:table-cell office:value-type="date" office:date-value="2016-09-07">
            <text:p>2016-09-07</text:p>
          </table:table-cell>
          <table:table-cell office:value-type="string">
            <text:p>0.4.14</text:p>
          </table:table-cell>
          <table:table-cell office:value-type="string">
            <text:p>url.pathParts(3).part.toInt // DSL</text:p>
            <text:p><text:s text:c="2"/>val baseUrl = "http://pokeapi.co" / "api" / "v2"</text:p>
            <text:p><text:s text:c="2"/>val pokemonUrl = baseUrl / "pokemon"</text:p>
            <text:p><text:s text:c="2"/>val typeUrl = baseUrl / "type"</text:p>
            <text:p><text:s text:c="6"/>ws.url(pokemonUrl ? ("limit" -&gt; "1000"))</text:p>
          </table:table-cell>
          <table:table-cell office:value-type="string">
            <text:p>val url: String</text:p>
          </table:table-cell>
          <table:table-cell table:number-columns-repeated="1018"/>
        </table:table-row>
        <table:table-row table:style-name="ro8">
          <table:table-cell office:value-type="string">
            <text:p>jjpatel</text:p>
          </table:table-cell>
          <table:table-cell office:value-type="string">
            <text:p>scaredy</text:p>
          </table:table-cell>
          <table:table-cell office:value-type="date" office:date-value="2016-06-18">
            <text:p>2016-06-18</text:p>
          </table:table-cell>
          <table:table-cell office:value-type="string">
            <text:p>0.4.14</text:p>
          </table:table-cell>
          <table:table-cell office:value-type="string">
            <text:p><text:s text:c="4"/>val url = Endpoints.authorize ? </text:p>
            <text:p><text:s text:c="6"/>("client_id" -&gt; clientId) &amp;</text:p>
            <text:p><text:s text:c="6"/>("response_type" -&gt; "code") &amp;</text:p>
            <text:p><text:s text:c="6"/>("state" -&gt; state) &amp;</text:p>
            <text:p><text:s text:c="6"/>("redirect_url" -&gt; URLEncoder.encode(redirectUrl, "UTF-8")) &amp;</text:p>
            <text:p><text:s text:c="6"/>("duration" -&gt; "test") &amp;</text:p>
            <text:p><text:s text:c="6"/>("scope" -&gt; scope.mkString(" "))</text:p>
            <text:p><text:s text:c="4"/>Url.toString</text:p>
          </table:table-cell>
          <table:table-cell office:value-type="string">
            <text:p>Uses `URLEncoder.encode` even though scala-uri is available?</text:p>
          </table:table-cell>
          <table:table-cell table:number-columns-repeated="1018"/>
        </table:table-row>
        <table:table-row table:style-name="ro3">
          <table:table-cell office:value-type="string">
            <text:p>Lugghawk</text:p>
          </table:table-cell>
          <table:table-cell office:value-type="string">
            <text:p>slack_pricecheck_scala</text:p>
          </table:table-cell>
          <table:table-cell office:value-type="date" office:date-value="2016-09-26">
            <text:p>2016-09-26</text:p>
          </table:table-cell>
          <table:table-cell office:value-type="string">
            <text:p>0.4.14</text:p>
          </table:table-cell>
          <table:table-cell office:value-type="string">
            <text:p>val pricesUrl = "https://api.isthereanydeal.com/v01/game/prices" ? ("key" -&gt; token) &amp; ("plains" -&gt; gamePlain) &amp; ("country" -&gt; "CA")</text:p>
          </table:table-cell>
          <table:table-cell office:value-type="string">
            <text:p>val gamePlain: String</text:p>
          </table:table-cell>
          <table:table-cell table:number-columns-repeated="1018"/>
        </table:table-row>
        <table:table-row table:style-name="ro4">
          <table:table-cell office:value-type="string">
            <text:p>ncpierson</text:p>
          </table:table-cell>
          <table:table-cell office:value-type="string">
            <text:p>KickassScala</text:p>
          </table:table-cell>
          <table:table-cell office:value-type="date" office:date-value="2016-06-14">
            <text:p>2016-06-14</text:p>
          </table:table-cell>
          <table:table-cell office:value-type="string">
            <text:p>0.4.14</text:p>
          </table:table-cell>
          <table:table-cell office:value-type="string">
            <text:p>val defaultUrl: String = "https://kat.cr/usearch" / "elementary os" / "1" ? ("field" -&gt; "seeders") &amp; ("sorder" -&gt; "desc") // DSL</text:p>
            <text:p>defaultUrl.replace("/1", "/2")</text:p>
          </table:table-cell>
          <table:table-cell table:number-columns-repeated="1019"/>
        </table:table-row>
        <table:table-row table:style-name="ro3">
          <table:table-cell office:value-type="string">
            <text:p>tjjalava</text:p>
          </table:table-cell>
          <table:table-cell office:value-type="string">
            <text:p>play-oauth2</text:p>
          </table:table-cell>
          <table:table-cell office:value-type="date" office:date-value="2016-05-24">
            <text:p>2016-05-24</text:p>
          </table:table-cell>
          <table:table-cell office:value-type="string">
            <text:p>0.4.14</text:p>
          </table:table-cell>
          <table:table-cell office:value-type="string">
            <text:p>authUri &amp; ("client_id" -&gt; authId) &amp; ("redirect_uri" -&gt; redirectUri) &amp; ("scope" -&gt; authScope) &amp; ("state" -&gt; state) // DSL</text:p>
          </table:table-cell>
          <table:table-cell office:value-type="string">
            <text:p>All variables are `String`s.</text:p>
          </table:table-cell>
          <table:table-cell table:number-columns-repeated="1018"/>
        </table:table-row>
        <table:table-row table:style-name="ro9">
          <table:table-cell office:value-type="string">
            <text:p>zackbleach</text:p>
          </table:table-cell>
          <table:table-cell office:value-type="string">
            <text:p>link-shortener</text:p>
          </table:table-cell>
          <table:table-cell office:value-type="date" office:date-value="2016-07-23">
            <text:p>2016-07-23</text:p>
          </table:table-cell>
          <table:table-cell office:value-type="string">
            <text:p>0.4.14</text:p>
          </table:table-cell>
          <table:table-cell office:value-type="string">
            <text:p>Import com.netaporter.uri.Uri.parse</text:p>
            <text:p><text:s text:c="2"/>def cleanUrl(s: String): String = {</text:p>
            <text:p><text:s text:c="4"/>if (parse(s).scheme.isEmpty) {</text:p>
            <text:p><text:s text:c="6"/>// TODO: .withScheme doesn't work, open a PR?</text:p>
            <text:p><text:s text:c="6"/>parse("http://" + s).toURI.toString</text:p>
            <text:p><text:s text:c="4"/>} else {</text:p>
            <text:p><text:s text:c="6"/>s</text:p>
            <text:p><text:s text:c="4"/>}</text:p>
            <text:p><text:s text:c="2"/>}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9">
          <table:table-cell table:style-name="Default"/>
          <table:table-cell table:number-columns-repeated="1023"/>
        </table:table-row>
        <table:table-row table:style-name="ro9" table:number-rows-repeated="104852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  <table:database-ranges>
        <table:database-range table:target-range-address="Sheet1.A26:Sheet1.F4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27/10/2016</text:date>, <text:time>12:0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an Bennett</meta:initial-creator>
    <meta:creation-date>2016-10-22T14:26:24.60</meta:creation-date>
    <dc:date>2016-10-27T12:09:44.59</dc:date>
    <dc:creator>Evan Bennett</dc:creator>
    <meta:editing-duration>PT1H30M49S</meta:editing-duration>
    <meta:editing-cycles>6</meta:editing-cycles>
    <meta:generator>OpenOffice/4.1.2$Win32 OpenOffice.org_project/412m3$Build-9782</meta:generator>
    <meta:document-statistic meta:table-count="3" meta:cell-count="166" meta:object-count="0"/>
  </office:meta>
</office:document-meta>
</file>